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E00000254669EFC14BB28F0BB.png" manifest:media-type="image/png"/>
  <manifest:file-entry manifest:full-path="Pictures/100002010000045D0000025325C69BD6459E67F1.png" manifest:media-type="image/png"/>
  <manifest:file-entry manifest:full-path="Pictures/100002010000045E0000025511BDFEF42A26AA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5417in" svg:width="6.6929in" svg:height="3.5646in" draw:z-index="0"><draw:image xlink:href="Pictures/100002010000045D0000025325C69BD6459E67F1.png" xlink:type="simple" xlink:show="embed" xlink:actuate="onLoad" loext:mime-type="image/png"/></draw:frame><draw:frame draw:style-name="fr1" draw:name="Image2" text:anchor-type="paragraph" svg:x="0.0311in" svg:y="3.1772in" svg:width="6.6929in" svg:height="3.5736in" draw:z-index="1"><draw:image xlink:href="Pictures/100002010000045E0000025511BDFEF42A26AAC6.png" xlink:type="simple" xlink:show="embed" xlink:actuate="onLoad" loext:mime-type="image/png"/></draw:frame><draw:frame draw:style-name="fr1" draw:name="Image3" text:anchor-type="paragraph" svg:x="0.0209in" svg:y="6.8854in" svg:width="6.6929in" svg:height="3.5673in" draw:z-index="2"><draw:image xlink:href="Pictures/100002010000045E00000254669EFC14BB28F0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1:31:51.559603173</meta:creation-date>
    <dc:date>2020-09-28T21:34:06.640600022</dc:date>
    <meta:editing-duration>PT5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